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ro30" style:family="table-row">
      <style:table-row-properties style:row-height="2.427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19T09:32:58.28">
            <text:p>0719 <text:s/>932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19T09:32:58.28">
            <text:p>0719 <text:s/>932</text:p>
          </table:table-cell>
          <table:table-cell table:style-name="ce8" table:formula="of:=NOW()" office:value-type="date" office:date-value="2022-07-19T09:32:58.28">
            <text:p>0719 <text:s/>93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19T09:32:58.28">
            <text:p>0719 <text:s/>93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19T09:32:58.28">
            <text:p>0719 <text:s/>932</text:p>
          </table:table-cell>
          <table:table-cell table:style-name="ce8" table:formula="of:=NOW()" office:value-type="date" office:date-value="2022-07-19T09:32:58.28">
            <text:p>0719 <text:s/>932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19T09:32:58.7">
            <text:p>2022/7/19 9:32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3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2022/07/19</text:date>, <text:time>09:3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19T09:32:57.61</dc:date>
    <dc:creator>iwabuchi ken</dc:creator>
    <meta:editing-duration>P18DT16H53M18S</meta:editing-duration>
    <meta:editing-cycles>2592</meta:editing-cycles>
    <meta:generator>OpenOffice/4.1.3$Win32 OpenOffice.org_project/413m1$Build-9783</meta:generator>
    <meta:document-statistic meta:table-count="2" meta:cell-count="891" meta:object-count="0"/>
  </office:meta>
</office:document-meta>
</file>